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100000000000000800000008C38FA10C8C76AA59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0145" officeooo:paragraph-rsid="00160145"/>
    </style:style>
    <style:style style:name="T1" style:family="text">
      <style:text-properties officeooo:rsid="00160145"/>
    </style:style>
    <style:style style:name="T2" style:family="text">
      <style:text-properties fo:color="#ff00c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/>
      <text:p text:style-name="Heading_20_1"><draw:frame draw:style-name="fr1" draw:name="Objekt1" text:anchor-type="paragraph" svg:x="-0.4772in" svg:y="-0.0256in" svg:width="8.2681in" svg:height="5.3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-i011</meta:initial-creator>
    <meta:creation-date>2019-01-19T15:06:58.261247127</meta:creation-date>
    <dc:date>2019-01-19T16:59:52.130396251</dc:date>
    <dc:creator>its-i011</dc:creator>
    <meta:editing-duration>PT16M4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28cm" draw:marker-start="" draw:marker-start-width="0.242cm" draw:marker-end-width="0.242cm" draw:fill-color="#cccccc" draw:textarea-horizontal-align="justify" draw:textarea-vertical-align="middle" draw:auto-grow-height="false" fo:min-height="2.25cm" fo:min-width="6.4cm" fo:padding-top="0.139cm" fo:padding-bottom="0.139cm" fo:padding-left="0.264cm" fo:padding-right="0.264cm"/>
    </style:style>
    <style:style style:name="gr3" style:family="graphic" style:parent-style-name="objectwithoutfill">
      <style:graphic-properties svg:stroke-color="#3333ff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none" svg:stroke-color="#ff3333" draw:fill="hatch" draw:fill-color="#ff3333" draw:fill-hatch-name="Black_20_45_20_Degrees" draw:textarea-horizontal-align="justify" draw:textarea-vertical-align="middle" draw:auto-grow-height="false" fo:min-height="2.25cm" fo:min-width="2.1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hatch" draw:fill-color="#ff3333" draw:fill-hatch-name="Black_20_45_20_Degrees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.1cm" svg:y1="6.4cm" svg:x2="15.1cm" svg:y2="6.4cm">
          <text:p/>
        </draw:line>
        <draw:custom-shape draw:style-name="gr2" draw:text-style-name="P2" draw:layer="layout" svg:width="6.9cm" svg:height="2.5cm" svg:x="6.5cm" svg:y="3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cm" svg:y1="3.9cm" svg:x2="6.5cm" svg:y2="6.9cm">
          <text:p/>
        </draw:line>
        <draw:line draw:style-name="gr3" draw:text-style-name="P1" draw:layer="layout" svg:x1="6.5cm" svg:y1="3.9cm" svg:x2="6.5cm" svg:y2="6.9cm">
          <text:p/>
        </draw:line>
        <draw:line draw:style-name="gr3" draw:text-style-name="P1" draw:layer="layout" svg:x1="13.4cm" svg:y1="3.9cm" svg:x2="13.4cm" svg:y2="6.9cm">
          <text:p/>
        </draw:line>
        <draw:line draw:style-name="gr4" draw:text-style-name="P1" draw:layer="layout" svg:x1="8.7cm" svg:y1="3.9cm" svg:x2="8.7cm" svg:y2="7cm">
          <text:p/>
        </draw:line>
        <draw:line draw:style-name="gr4" draw:text-style-name="P1" draw:layer="layout" svg:x1="11.3cm" svg:y1="3.9cm" svg:x2="11.3cm" svg:y2="7cm">
          <text:p/>
        </draw:line>
        <draw:custom-shape draw:style-name="gr5" draw:text-style-name="P3" draw:layer="layout" svg:width="2.6cm" svg:height="2.5cm" svg:x="8.7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fill-image draw:name="Empty" xlink:href="Pictures/100000000000000800000008C38FA10C8C76AA5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